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51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office:value-type="float" office:value="123" calcext:value-type="float">
            <text:p>123</text:p>
          </table:table-cell>
          <table:table-cell table:number-columns-repeated="16383"/>
        </table:table-row>
        <table:table-row table:style-name="ro1">
          <table:table-cell table:formula="of:=[.A1]+1" office:value-type="float" office:value="124" calcext:value-type="float">
            <text:p>124</text:p>
          </table:table-cell>
          <table:table-cell table:number-columns-repeated="16383"/>
        </table:table-row>
        <table:table-row table:style-name="ro1">
          <table:table-cell table:formula="of:=&quot;00&quot;&amp;[.A1]" office:value-type="string" office:string-value="00123" calcext:value-type="string">
            <text:p>00123</text:p>
          </table:table-cell>
          <table:table-cell table:number-columns-repeated="16383"/>
        </table:table-row>
        <table:table-row table:style-name="ro1">
          <table:table-cell table:formula="of:=INFO(&quot;SYSTEM&quot;)" office:value-type="string" office:string-value="WNT" calcext:value-type="string">
            <text:p>WNT</text:p>
          </table:table-cell>
          <table:table-cell table:number-columns-repeated="16383"/>
        </table:table-row>
        <table:table-row table:style-name="ro2" table:number-rows-repeated="104857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/00/0000</text:date>, <text:time style:data-style-name="N2" text:time-value="11:36:43.6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wen Leibman</meta:initial-creator>
    <meta:creation-date>2023-08-24T01:04:23</meta:creation-date>
    <dc:date>2023-08-24T11:37:17.892000000</dc:date>
    <meta:generator>LibreOffice/7.5.4.2$Windows_X86_64 LibreOffice_project/36ccfdc35048b057fd9854c757a8b67ec53977b6</meta:generator>
    <meta:editing-duration>PT34S</meta:editing-duration>
    <meta:editing-cycles>1</meta:editing-cycles>
    <meta:document-statistic meta:table-count="1" meta:cell-count="4" meta:object-count="0"/>
    <meta:user-defined meta:name="AppVersion">16.0300</meta:user-defined>
    <meta:user-defined meta:name="MSIP_Label_b002e552-5bac-4e77-a8f2-1e8fdcadcedf_ActionId">7c91c978-1f69-4a5e-869b-3571e812b58a</meta:user-defined>
    <meta:user-defined meta:name="MSIP_Label_b002e552-5bac-4e77-a8f2-1e8fdcadcedf_ContentBits">0</meta:user-defined>
    <meta:user-defined meta:name="MSIP_Label_b002e552-5bac-4e77-a8f2-1e8fdcadcedf_Enabled">true</meta:user-defined>
    <meta:user-defined meta:name="MSIP_Label_b002e552-5bac-4e77-a8f2-1e8fdcadcedf_Method" meta:value-type="string">Standard</meta:user-defined>
    <meta:user-defined meta:name="MSIP_Label_b002e552-5bac-4e77-a8f2-1e8fdcadcedf_Name" meta:value-type="string">defa4170-0d19-0005-0004-bc88714345d2</meta:user-defined>
    <meta:user-defined meta:name="MSIP_Label_b002e552-5bac-4e77-a8f2-1e8fdcadcedf_SetDate" meta:value-type="string">2023-08-24T01:05:41Z</meta:user-defined>
    <meta:user-defined meta:name="MSIP_Label_b002e552-5bac-4e77-a8f2-1e8fdcadcedf_SiteId" meta:value-type="string">f9465cb1-7889-4d9a-b552-fdd0addf0eb1</meta:user-defined>
  </office:meta>
</office:document-meta>
</file>